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 fo:padding-top="0.2cm" fo:padding-bottom="0.2cm" fo:padding-left="0.2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5.52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7.52cm"/>
    </style:style>
    <style:style style:name="gr7" style:family="graphic" style:parent-style-name="objectwithoutfill">
      <style:graphic-properties draw:marker-end="Arrow" draw:fill="none" draw:textarea-horizontal-align="center" draw:textarea-vertical-align="middle"/>
    </style:style>
    <style:style style:name="gr8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09cm" fo:min-width="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13.633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6cm" fo:min-width="13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8.646cm"/>
    </style:style>
    <style:style style:name="gr15" style:family="graphic" style:parent-style-name="standard">
      <style:graphic-properties draw:fill-color="#ffffff" draw:opacity="90%" draw:textarea-horizontal-align="center" draw:textarea-vertical-align="middle" draw:shadow-opacity="90%"/>
    </style:style>
    <style:style style:name="gr16" style:family="graphic" style:parent-style-name="standard">
      <style:graphic-properties draw:stroke="dash" draw:stroke-dash="Fine_20_Dashed" draw:textarea-horizontal-align="center" draw:textarea-vertical-align="middle"/>
    </style:style>
    <style:style style:name="gr17" style:family="graphic" style:parent-style-name="standard">
      <style:graphic-properties draw:fill-color="#ffffcc" draw:textarea-horizontal-align="center" draw:textarea-vertical-align="middle"/>
    </style:style>
    <style:style style:name="gr18" style:family="graphic" style:parent-style-name="standard">
      <style:graphic-properties draw:fill-color="#ffffff" draw:textarea-horizontal-align="center" draw:textarea-vertical-align="middle"/>
    </style:style>
    <style:style style:name="gr19" style:family="graphic" style:parent-style-name="standard">
      <style:graphic-properties draw:stroke="dash" draw:stroke-dash="Fine_20_Dashed_20__28_var_29_" draw:marker-end="Line_20_Arrow" draw:marker-end-width="0.3cm" draw:textarea-horizontal-align="center" draw:textarea-vertical-align="middle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fo:min-height="1.873cm" fo:min-width="19.0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046cm"/>
    </style:style>
    <style:style style:name="gr22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23" style:family="graphic" style:parent-style-name="objectwithoutfill">
      <style:graphic-properties svg:stroke-width="0.1cm" draw:marker-start="Arrow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7cm" fo:min-width="11.5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7cm" fo:min-width="10.658cm"/>
    </style:style>
    <style:style style:name="gr26" style:family="graphic" style:parent-style-name="standard">
      <style:graphic-properties draw:fill-color="#666666" draw:textarea-horizontal-align="center" draw:textarea-vertical-align="middle"/>
    </style:style>
    <style:style style:name="gr27" style:family="graphic" style:parent-style-name="standard">
      <style:graphic-properties draw:fill-color="#ffffcc" draw:textarea-horizontal-align="center" draw:textarea-vertical-align="middle"/>
    </style:style>
    <style:style style:name="gr28" style:family="graphic" style:parent-style-name="standard">
      <style:graphic-properties draw:fill-color="#cccc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cm" fo:min-width="22.0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cm" fo:min-width="7.75cm"/>
    </style:style>
    <style:style style:name="gr31" style:family="graphic" style:parent-style-name="standard">
      <style:graphic-properties draw:stroke="none" draw:fill-color="#c0c0c0" draw:textarea-horizontal-align="center" draw:textarea-vertical-align="middle"/>
    </style:style>
    <style:style style:name="gr32" style:family="graphic" style:parent-style-name="standard">
      <style:graphic-properties draw:stroke="solid" svg:stroke-width="0.1cm" draw:marker-start-width="0.45cm" draw:marker-end-width="0.45cm" draw:fill-color="#c0c0c0" draw:textarea-horizontal-align="center" draw:textarea-vertical-align="middle" fo:padding-top="0.05cm" fo:padding-bottom="0.05cm" fo:padding-left="0.05cm" fo:padding-right="0.05cm"/>
    </style:style>
    <style:style style:name="gr33" style:family="graphic" style:parent-style-name="objectwithoutfill">
      <style:graphic-properties svg:stroke-width="0.1cm" svg:stroke-color="#ffffff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cm" fo:min-width="7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1.63cm"/>
    </style:style>
    <style:style style:name="gr36" style:family="graphic" style:parent-style-name="standard">
      <style:graphic-properties draw:stroke="none" svg:stroke-width="0.1cm" draw:marker-start-width="0.45cm" draw:marker-end-width="0.45cm" draw:fill-color="#000000" draw:opacity="3%" draw:textarea-horizontal-align="center" draw:textarea-vertical-align="middle" draw:shadow-opacity="3%"/>
    </style:style>
    <style:style style:name="gr37" style:family="graphic" style:parent-style-name="standard">
      <style:graphic-properties draw:stroke="none" svg:stroke-width="0.1cm" draw:marker-start-width="0.45cm" draw:marker-end-width="0.45cm" draw:fill-color="#000000" draw:opacity="4%" draw:textarea-horizontal-align="center" draw:textarea-vertical-align="middle" draw:shadow-opacity="4%"/>
    </style:style>
    <style:style style:name="gr38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cm" fo:min-width="8.02cm"/>
    </style:style>
    <style:style style:name="gr40" style:family="graphic" style:parent-style-name="standard">
      <style:graphic-properties draw:fill-color="#e6e6e6" draw:textarea-horizontal-align="left" draw:textarea-vertical-align="top" fo:padding-top="0.2cm" fo:padding-bottom="0.2cm" fo:padding-left="0.2cm" fo:padding-right="0.2cm"/>
    </style:style>
    <style:style style:name="gr41" style:family="graphic" style:parent-style-name="standard">
      <style:graphic-properties draw:fill-color="#ffffff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681cm" fo:min-width="10.975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681cm" fo:min-width="12.169cm"/>
    </style:style>
    <style:style style:name="gr45" style:family="graphic" style:parent-style-name="standard">
      <style:graphic-properties draw:fill-color="#e6e6e6" draw:textarea-horizontal-align="center" draw:textarea-vertical-align="middle"/>
    </style:style>
    <style:style style:name="gr46" style:family="graphic" style:parent-style-name="standard">
      <style:graphic-properties draw:fill-color="#ff8080" draw:textarea-horizontal-align="left" draw:textarea-vertical-align="top" fo:padding-top="0.2cm" fo:padding-bottom="0.2cm" fo:padding-left="0.2cm" fo:padding-right="0.2cm"/>
    </style:style>
    <style:style style:name="gr47" style:family="graphic" style:parent-style-name="objectwithoutfill">
      <style:graphic-properties draw:fill="solid" draw:fill-color="#ff8080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9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243cm"/>
    </style:style>
    <style:style style:name="gr50" style:family="graphic" style:parent-style-name="standard">
      <style:graphic-properties draw:stroke="none" draw:fill-color="#e6e6e6" draw:textarea-horizontal-align="center" draw:textarea-vertical-align="middle"/>
    </style:style>
    <style:style style:name="gr51" style:family="graphic" style:parent-style-name="standard">
      <style:graphic-properties draw:stroke="none" draw:fill-color="#ff8080" draw:textarea-horizontal-align="center" draw:textarea-vertical-align="middle"/>
    </style:style>
    <style:style style:name="gr52" style:family="graphic" style:parent-style-name="standard">
      <style:graphic-properties draw:stroke="solid" draw:fill="none" draw:fill-color="#e6e6e6" draw:textarea-horizontal-align="center" draw:textarea-vertical-align="middle"/>
    </style:style>
    <style:style style:name="gr53" style:family="graphic" style:parent-style-name="standard">
      <style:graphic-properties draw:stroke="solid" draw:fill="none" draw:fill-color="#e6e6e6" draw:textarea-horizontal-align="center" draw:textarea-vertical-align="middl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23cm"/>
    </style:style>
    <style:style style:name="pr3" style:family="presentation" style:parent-style-name="Standard-notes">
      <style:graphic-properties draw:fill-color="#ffffff" draw:auto-grow-height="true" fo:min-height="11.411cm"/>
    </style:style>
    <style:style style:name="pr4" style:family="presentation" style:parent-style-name="Standard-outline1">
      <style:graphic-properties draw:fill-color="#ffffff" fo:min-height="13.23cm"/>
    </style:style>
    <style:style style:name="pr5" style:family="presentation" style:parent-style-name="Standard-notes">
      <style:graphic-properties draw:fill-color="#ffffff" fo:min-height="11.411cm"/>
    </style:style>
    <style:style style:name="pr6" style:family="presentation" style:parent-style-name="Standard-outline1">
      <style:graphic-properties draw:fill-color="#ffffff" fo:min-height="13.8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text:enable-numbering="false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size="20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1.2cm" fo:margin-right="0cm" fo:text-indent="-0.9cm"/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12pt"/>
    </style:style>
    <style:style style:name="P13" style:family="paragraph">
      <style:paragraph-properties fo:margin-left="0.5cm" fo:margin-right="0cm" text:enable-numbering="true" fo:text-indent="-0.5cm"/>
    </style:style>
    <style:style style:name="P14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8pt"/>
    </style:style>
    <style:style style:name="P15" style:family="paragraph">
      <style:paragraph-properties fo:margin-left="0.5cm" fo:margin-right="0cm" text:enable-numbering="false" fo:text-indent="-0.5cm"/>
    </style:style>
    <style:style style:name="P16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48pt" fo:font-weight="bold"/>
    </style:style>
    <style:style style:name="P17" style:family="paragraph">
      <style:paragraph-properties text:enable-numbering="true"/>
    </style:style>
    <style:style style:name="P18" style:family="paragraph">
      <style:paragraph-properties fo:margin-left="0cm" fo:margin-right="0cm" fo:text-align="center" fo:text-indent="0cm"/>
      <style:text-properties fo:font-size="20pt"/>
    </style:style>
    <style:style style:name="P19" style:family="paragraph">
      <style:paragraph-properties fo:margin-left="1.2cm" fo:margin-right="0cm" fo:margin-top="0cm" fo:margin-bottom="0.3cm" text:enable-numbering="false" fo:text-indent="-0.9cm"/>
    </style:style>
    <style:style style:name="P20" style:family="paragraph">
      <style:paragraph-properties fo:margin-left="1.2cm" fo:margin-right="0cm" fo:margin-top="0cm" fo:margin-bottom="0.3cm" fo:text-indent="-0.9cm"/>
    </style:style>
    <style:style style:name="P21" style:family="paragraph">
      <style:paragraph-properties fo:margin-left="1.2cm" fo:margin-right="0cm" fo:margin-top="0cm" fo:margin-bottom="0.3cm" fo:text-indent="-0.9cm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size="20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24pt" fo:font-style="italic"/>
    </style:style>
    <style:style style:name="T6" style:family="text">
      <style:text-properties fo:font-size="24pt" fo:font-style="normal"/>
    </style:style>
    <style:style style:name="T7" style:family="text">
      <style:text-properties fo:font-size="12pt"/>
    </style:style>
    <style:style style:name="T8" style:family="text">
      <style:text-properties fo:font-family="Helvetica" style:font-family-generic="swiss" style:font-pitch="variable" fo:font-size="18pt"/>
    </style:style>
    <style:style style:name="T9" style:family="text">
      <style:text-properties fo:font-style="italic" fo:font-weight="bold"/>
    </style:style>
    <style:style style:name="T10" style:family="text">
      <style:text-properties fo:font-family="Helvetica" style:font-family-generic="swiss" style:font-pitch="variable" fo:font-size="48pt" fo:font-weight="bold"/>
    </style:style>
    <style:style style:name="T11" style:family="text">
      <style:text-properties fo:color="#800000" fo:font-size="20pt"/>
    </style:style>
    <style:style style:name="T12" style:family="text">
      <style:text-properties fo:color="#800000" fo:font-size="28pt"/>
    </style:style>
    <style:style style:name="T13" style:family="text">
      <style:text-properties fo:color="#000000" fo:font-size="24pt"/>
    </style:style>
    <style:style style:name="T14" style:family="text">
      <style:text-properties fo:color="#000000" fo:font-size="24pt" fo:font-style="italic"/>
    </style:style>
    <style:style style:name="T15" style:family="text">
      <style:text-properties fo:color="#000000" fo:font-size="24pt" fo:font-style="normal"/>
    </style:style>
    <style:style style:name="T16" style:family="text">
      <style:text-properties fo:color="#000000" fo:font-size="28pt"/>
    </style:style>
    <style:style style:name="T17" style:family="text">
      <style:text-properties fo:color="#000000" fo:font-size="28pt" fo:font-style="italic" fo:font-weight="bold"/>
    </style:style>
    <style:style style:name="T18" style:family="text">
      <style:text-properties fo:color="#000000" fo:font-size="28pt" fo:font-style="normal"/>
    </style:style>
    <style:style style:name="T19" style:family="text">
      <style:text-properties fo:color="#000000" fo:font-size="2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Multimedia im X Window System<text:line-break/>Übersicht</text:p>
          </draw:text-box>
        </draw:frame>
        <draw:frame presentation:style-name="pr2" draw:text-style-name="P3" draw:layer="layout" svg:width="23.91cm" svg:height="13.23cm" svg:x="2.057cm" svg:y="5.838cm" presentation:class="outline">
          <draw:text-box>
            <text:list text:style-name="L2">
              <text:list-item>
                <text:p text:style-name="P2"><text:span text:style-name="T1">0. Grafische Bedienoberflächen, X</text:span></text:p>
              </text:list-item>
            </text:list>
            <text:list text:style-name="L2">
              <text:list-item>
                <text:p text:style-name="P2"><text:span text:style-name="T1">1. Architektur des X Window Systems</text:span></text:p>
              </text:list-item>
            </text:list>
            <text:list text:style-name="L2">
              <text:list-item>
                <text:p text:style-name="P2"><text:span text:style-name="T1">2. Implementierung: X11R6</text:span></text:p>
              </text:list-item>
            </text:list>
            <text:list text:style-name="L2">
              <text:list-item>
                <text:p text:style-name="P2"><text:span text:style-name="T1">3. Erweiterungen in X11R6</text:span></text:p>
              </text:list-item>
            </text:list>
            <text:list text:style-name="L2">
              <text:list-item>
                <text:p text:style-name="P2"><text:span text:style-name="T1">4. Multimedia-Erweiterungen</text:span></text:p>
              </text:list-item>
            </text:list>
            <text:list text:style-name="L2">
              <text:list-item>
                <text:p text:style-name="P2"><text:span text:style-name="T1">5. Toolkits (?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</text:p>
          </draw:text-box>
        </draw:frame>
        <draw:frame presentation:style-name="pr4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0.0 X Folklore</text:span></text:p>
              </text:list-item>
            </text:list>
            <text:list text:style-name="L2">
              <text:list-item>
                <text:p text:style-name="P2"><text:span text:style-name="T1">0.1 Architektur grafischer Bedienoberflächen</text:span></text:p>
              </text:list-item>
            </text:list>
            <text:list text:style-name="L2">
              <text:list-item>
                <text:p text:style-name="P2"><text:span text:style-name="T1">0.2 Einordnung von X</text:span></text:p>
              </text:list-item>
            </text:list>
            <text:list text:style-name="L2">
              <text:list-item>
                <text:p text:style-name="P2"><text:span text:style-name="T1">0.3 Architektur-Leitlinie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0 X Folklor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5"><text:span text:style-name="T2">MIT 1984: Jim Gettys, Bob Scheifler: X Version 1</text:span><text:span text:style-name="T2"><text:line-break/></text:span><text:span text:style-name="T2">hardware-unabhängiges, geräteunabhängiges Display-Protokoll</text:span></text:p>
              </text:list-item>
            </text:list>
            <text:list text:style-name="L2">
              <text:list-item>
                <text:p text:style-name="P5"><text:span text:style-name="T2">1985 Port auf DEC VAXstation: X9, erstmals Farbunterstützung</text:span></text:p>
              </text:list-item>
            </text:list>
            <text:list text:style-name="L2">
              <text:list-item>
                <text:p text:style-name="P5"><text:span text:style-name="T2">inkompatible Protokolländerungen um unaligned accesses zu vermeiden führen noch 1985 zu X10</text:span></text:p>
              </text:list-item>
            </text:list>
            <text:list text:style-name="L2">
              <text:list-item>
                <text:p text:style-name="P5"><text:span text:style-name="T2">Weiterentwicklung in Kooperation mit DEC führen zu X11</text:span><text:span text:style-name="T2"><text:line-break/></text:span><text:span text:style-name="T2">Release: 15. September 1987; seitdem bis heute keine inkompatiblen Protokolländerungen mehr!</text:span></text:p>
              </text:list-item>
            </text:list>
            <text:list text:style-name="L2">
              <text:list-item>
                <text:p text:style-name="P5"><text:span text:style-name="T2">Weitergabe der Entwicklung 1988 an X Consortium (seit 1997 The Open Group); weitere Releases spezifizieren Erweiterungen</text:span></text:p>
              </text:list-item>
            </text:list>
            <text:list text:style-name="L2">
              <text:list-item>
                <text:p text:style-name="P5"><text:span text:style-name="T2">zwischen 1992 und 2004 Entwicklung getrieben vorrangig von xfree86</text:span></text:p>
              </text:list-item>
            </text:list>
            <text:list text:style-name="L2">
              <text:list-item>
                <text:p text:style-name="P5"><text:span text:style-name="T2">seit 2004 Übergang der Entwicklung an X.org (The Open Group);</text:span><text:span text:style-name="T2"><text:line-break/></text:span><text:span text:style-name="T2">Dezember 2005 X11R7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3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1 Architektur ...</text:p>
          </draw:text-box>
        </draw:frame>
        <draw:frame presentation:style-name="pr2" draw:text-style-name="P5" draw:layer="layout" svg:width="23.91cm" svg:height="13.23cm" svg:x="2.057cm" svg:y="5.838cm" presentation:class="outline">
          <draw:text-box>
            <text:list text:style-name="L2">
              <text:list-item>
                <text:p text:style-name="P5">mehrere Anwendungen “teilen” sich die Aufmerksamkeit des Nutzers</text:p>
              </text:list-item>
            </text:list>
            <text:list text:style-name="L2">
              <text:list-item>
                <text:list>
                  <text:list-item>
                    <text:p text:style-name="P7">gleichzeitig sichtbar: <text:span text:style-name="T3">Fens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teraktion (Tastatur, Maus) sequentiell: <text:span text:style-name="T3">Focu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Benutzer bestimmt Verschiebung seiner Aufmerksamkei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Management sichtbarer Fens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Management der Eingab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normalerweise gekoppelt: </text:span><text:span text:style-name="T3">Fenstermana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0. Grafische Bedienoberflächen, X<text:line-break/>0.1 Architektur ...</text:p>
          </draw:text-box>
        </draw:frame>
        <draw:rect draw:style-name="gr2" draw:text-style-name="P8" draw:layer="layout" svg:width="11cm" svg:height="2.5cm" svg:x="3cm" svg:y="6.5cm">
          <text:p text:style-name="P8">Anwendungslogik</text:p>
        </draw:rect>
        <draw:g draw:id="id1">
          <draw:rect draw:style-name="gr2" draw:text-style-name="P8" draw:layer="layout" svg:width="11cm" svg:height="2.5cm" svg:x="3cm" svg:y="9cm">
            <text:p text:style-name="P8">Document Views, Dialoge</text:p>
          </draw:rect>
          <draw:frame draw:style-name="gr3" draw:text-style-name="P1" draw:layer="layout" svg:width="11cm" svg:height="2.5cm" svg:x="14.5cm" svg:y="9cm">
            <draw:text-box>
              <text:p text:style-name="P1">z.B. Texteditor, Druckerdialog, Movie Player</text:p>
            </draw:text-box>
          </draw:frame>
        </draw:g>
        <draw:g draw:id="id2">
          <draw:rect draw:style-name="gr2" draw:text-style-name="P8" draw:layer="layout" svg:width="5.5cm" svg:height="2.5cm" svg:x="8.5cm" svg:y="11.5cm">
            <text:p text:style-name="P8">logische<text:line-break/>Ereignisse</text:p>
          </draw:rect>
          <draw:frame draw:style-name="gr3" draw:text-style-name="P1" draw:layer="layout" svg:width="11cm" svg:height="2.5cm" svg:x="14.5cm" svg:y="11.5cm">
            <draw:text-box>
              <text:p text:style-name="P1">z.B. Knöpfe, Menüs, ...<text:line-break/>z.B. Menüpunkt ausgewählt</text:p>
            </draw:text-box>
          </draw:frame>
          <draw:rect draw:style-name="gr2" draw:text-style-name="P8" draw:layer="layout" svg:width="5.5cm" svg:height="2.5cm" svg:x="3cm" svg:y="11.5cm">
            <text:p text:style-name="P8">Steuer-<text:line-break/>elemente</text:p>
          </draw:rect>
        </draw:g>
        <draw:g draw:id="id3">
          <draw:rect draw:style-name="gr2" draw:text-style-name="P8" draw:layer="layout" svg:width="5.5cm" svg:height="2.5cm" svg:x="3cm" svg:y="14cm">
            <text:p text:style-name="P8">Grafik</text:p>
          </draw:rect>
          <draw:frame draw:style-name="gr3" draw:text-style-name="P1" draw:layer="layout" svg:width="11cm" svg:height="2.5cm" svg:x="14.5cm" svg:y="14cm">
            <draw:text-box>
              <text:p text:style-name="P1">z.B. Linien, Kreise, Text, ...<text:line-break/>z.B. Maustaste gedrückt, ...</text:p>
            </draw:text-box>
          </draw:frame>
          <draw:rect draw:style-name="gr2" draw:text-style-name="P8" draw:layer="layout" svg:width="5.5cm" svg:height="2.5cm" svg:x="8.5cm" svg:y="14cm">
            <text:p text:style-name="P8">Hardware-<text:line-break/>ereignisse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0. Grafische Bedienoberflächen, X<text:line-break/>0.1 Architektur ...</text:p>
          </draw:text-box>
        </draw:frame>
        <draw:frame presentation:style-name="pr2" draw:text-style-name="P9" draw:layer="layout" svg:width="23.91cm" svg:height="13.23cm" svg:x="2.057cm" svg:y="5.838cm" presentation:class="outline">
          <draw:text-box>
            <text:list text:style-name="L2">
              <text:list-item>
                <text:p text:style-name="P5"><text:span text:style-name="T1">Zugriff auf Grafiksysteme immer über definiertes Interface</text:span></text:p>
              </text:list-item>
            </text:list>
            <text:list text:style-name="L2">
              <text:list-item>
                <text:p text:style-name="P5"><text:span text:style-name="T1">Interfaces erlauben unterschiedliche Implementierung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einige Grafikinterfaces sind </text:span><text:span text:style-name="T5">explizit</text:span><text:span text:style-name="T6"> geräteunabhängig konzipiert (QuickDraw, GDI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Im Folgenden rede ich (im Wesentlichen) </text:span><text:span text:style-name="T5">nicht</text:span><text:span text:style-name="T6"> über Interfaces und </text:span><text:span text:style-name="T5">nicht</text:span><text:span text:style-name="T6"> über beliebige mögliche Implementierungen</text:span></text:p>
              </text:list-item>
            </text:list>
            <text:list text:style-name="L2">
              <text:list-item>
                <text:p text:style-name="P5"><text:span text:style-name="T6">Sondern über die </text:span><text:span text:style-name="T5">Architektur einer konkrete Implementierung</text:span><text:span text:style-name="T6"> der Grafikfunktionalität die bei der Darstellung grafischer Benutzeroberflächen zur Anwendung kommt</text:span></text:p>
              </text:list-item>
            </text:list>
          </draw:text-box>
        </draw:frame>
        <draw:g draw:id="id4">
          <draw:rect draw:style-name="gr2" draw:text-style-name="P8" draw:layer="layout" svg:width="6cm" svg:height="1.25cm" svg:x="9cm" svg:y="16.5cm">
            <text:p text:style-name="P8">Windows GDI</text:p>
          </draw:rect>
          <draw:frame draw:style-name="gr4" draw:text-style-name="P10" draw:layer="layout" svg:width="5.522cm" svg:height="1.567cm" svg:x="1.228cm" svg:y="16.183cm">
            <draw:text-box>
              <text:p text:style-name="P1"><text:span text:style-name="T2">abstraktes Interface</text:span><text:span text:style-name="T2"><text:line-break/></text:span><text:span text:style-name="T2">geräteunabhängig</text:span></text:p>
            </draw:text-box>
          </draw:frame>
          <draw:line draw:style-name="gr5" draw:text-style-name="P11" draw:layer="layout" svg:x1="0.5cm" svg:y1="18cm" svg:x2="27.5cm" svg:y2="18cm">
            <text:p text:style-name="P1"/>
          </draw:line>
          <draw:frame draw:style-name="gr6" draw:text-style-name="P10" draw:layer="layout" svg:width="7.537cm" svg:height="1.567cm" svg:x="1.25cm" svg:y="18.183cm">
            <draw:text-box>
              <text:p text:style-name="P1"><text:span text:style-name="T2">konkrete Implementierung</text:span><text:span text:style-name="T2"><text:line-break/></text:span><text:span text:style-name="T2">Bildschirmgrafik</text:span></text:p>
            </draw:text-box>
          </draw:frame>
          <draw:rect draw:style-name="gr2" draw:text-style-name="P8" draw:layer="layout" svg:width="11.25cm" svg:height="1.25cm" svg:x="9cm" svg:y="18.25cm">
            <text:p text:style-name="P8">Display Driver Models</text:p>
          </draw:rect>
          <draw:rect draw:style-name="gr2" draw:text-style-name="P8" draw:layer="layout" svg:width="5cm" svg:height="1.25cm" svg:x="15.25cm" svg:y="16.5cm">
            <text:p text:style-name="P8">QuickDraw</text:p>
          </draw:rect>
          <draw:rect draw:style-name="gr2" draw:text-style-name="P8" draw:layer="layout" svg:width="5cm" svg:height="1.25cm" svg:x="20.5cm" svg:y="18.25cm">
            <text:p text:style-name="P8">X</text:p>
          </draw:rect>
        </draw:g>
        <draw:rect draw:style-name="gr2" draw:text-style-name="P8" draw:id="id5" draw:layer="layout" svg:width="5cm" svg:height="1.25cm" svg:x="20.5cm" svg:y="16.5cm">
          <text:p text:style-name="P8">cairo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0. Grafische Bedienoberflächen, X<text:line-break/>0.1 Architektur ...</text:p>
          </draw:text-box>
        </draw:frame>
        <draw:rect draw:style-name="gr2" draw:text-style-name="P8" draw:layer="layout" svg:width="4.5cm" svg:height="3cm" svg:x="18.5cm" svg:y="7.5cm">
          <text:p text:style-name="P8">Anzeige</text:p>
        </draw:rect>
        <draw:rect draw:style-name="gr2" draw:text-style-name="P8" draw:layer="layout" svg:width="4.5cm" svg:height="3cm" svg:x="18.5cm" svg:y="11cm">
          <text:p text:style-name="P8">Eingabe-<text:line-break/>geräte</text:p>
        </draw:rect>
        <draw:rect draw:style-name="gr2" draw:text-style-name="P8" draw:layer="layout" svg:width="4.5cm" svg:height="2cm" svg:x="4.5cm" svg:y="6.75cm">
          <text:p text:style-name="P8">Anwendung</text:p>
        </draw:rect>
        <draw:rect draw:style-name="gr2" draw:text-style-name="P8" draw:layer="layout" svg:width="4.5cm" svg:height="2cm" svg:x="4.5cm" svg:y="9.75cm">
          <text:p text:style-name="P8">Anwendung</text:p>
        </draw:rect>
        <draw:rect draw:style-name="gr2" draw:text-style-name="P8" draw:layer="layout" svg:width="4.5cm" svg:height="2cm" svg:x="4.5cm" svg:y="12.75cm">
          <text:p text:style-name="P8">Anwendung</text:p>
        </draw:rect>
        <draw:polyline draw:style-name="gr7" draw:text-style-name="P11" draw:layer="layout" svg:width="8.5cm" svg:height="2.25cm" svg:x="9.5cm" svg:y="7.75cm" svg:viewBox="0 0 8501 2251" draw:points="0,0 2250,2250 8500,2250">
          <text:p text:style-name="P1"/>
        </draw:polyline>
        <draw:line draw:style-name="gr7" draw:text-style-name="P11" draw:layer="layout" svg:x1="9.5cm" svg:y1="10.75cm" svg:x2="18cm" svg:y2="10.75cm">
          <text:p text:style-name="P1"/>
        </draw:line>
        <draw:polyline draw:style-name="gr8" draw:text-style-name="P11" draw:layer="layout" svg:width="8.5cm" svg:height="2.25cm" svg:x="9.5cm" svg:y="11.5cm" svg:viewBox="0 0 8501 2251" draw:points="0,2250 2250,0 8500,0">
          <text:p text:style-name="P1"/>
        </draw:polyline>
        <draw:line draw:style-name="gr9" draw:text-style-name="P11" draw:layer="layout" svg:x1="6.75cm" svg:y1="11.75cm" svg:x2="6.75cm" svg:y2="12.75cm">
          <text:p text:style-name="P1"/>
        </draw:line>
        <draw:line draw:style-name="gr9" draw:text-style-name="P11" draw:layer="layout" svg:x1="6.75cm" svg:y1="8.75cm" svg:x2="6.75cm" svg:y2="9.75cm">
          <text:p text:style-name="P1"/>
        </draw:line>
        <draw:frame draw:style-name="gr10" draw:text-style-name="P1" draw:layer="layout" svg:width="18.5cm" svg:height="2.809cm" svg:x="5cm" svg:y="15.25cm">
          <draw:text-box>
            <text:p text:style-name="P1">kooperativ, jede Anwendung “managed” sich selbst<text:line-break/>(Mac OS &lt;=9, Windows 9x, ...)</text:p>
            <text:p text:style-name="P1">(auch im X Window System möglich, aber unüblich)</text:p>
          </draw:text-box>
        </draw:frame>
        <draw:rect draw:style-name="gr2" draw:text-style-name="P12" draw:layer="layout" svg:width="2cm" svg:height="0.5cm" svg:x="7cm" svg:y="14.25cm">
          <text:p text:style-name="P8"><text:span text:style-name="T7">Manager</text:span></text:p>
        </draw:rect>
        <draw:rect draw:style-name="gr2" draw:text-style-name="P12" draw:layer="layout" svg:width="2cm" svg:height="0.5cm" svg:x="7cm" svg:y="11.25cm">
          <text:p text:style-name="P8"><text:span text:style-name="T7">Manager</text:span></text:p>
        </draw:rect>
        <draw:rect draw:style-name="gr2" draw:text-style-name="P12" draw:layer="layout" svg:width="2cm" svg:height="0.5cm" svg:x="7cm" svg:y="8.25cm">
          <text:p text:style-name="P8"><text:span text:style-name="T7">Manager</text:span></text:p>
        </draw:rect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1 Architektur ...</text:p>
          </draw:text-box>
        </draw:frame>
        <draw:rect draw:style-name="gr2" draw:text-style-name="P8" draw:layer="layout" svg:width="4.5cm" svg:height="3cm" svg:x="18.5cm" svg:y="7.5cm">
          <text:p text:style-name="P8">Anzeige</text:p>
        </draw:rect>
        <draw:rect draw:style-name="gr2" draw:text-style-name="P8" draw:layer="layout" svg:width="4.5cm" svg:height="3cm" svg:x="18.5cm" svg:y="11cm">
          <text:p text:style-name="P8">Eingabe-<text:line-break/>geräte</text:p>
        </draw:rect>
        <draw:rect draw:style-name="gr2" draw:text-style-name="P8" draw:layer="layout" svg:width="4.5cm" svg:height="2cm" svg:x="4.5cm" svg:y="6.75cm">
          <text:p text:style-name="P8">Anwendung</text:p>
        </draw:rect>
        <draw:rect draw:style-name="gr2" draw:text-style-name="P8" draw:layer="layout" svg:width="4.5cm" svg:height="2cm" svg:x="4.5cm" svg:y="9.75cm">
          <text:p text:style-name="P8">Anwendung</text:p>
        </draw:rect>
        <draw:rect draw:style-name="gr2" draw:text-style-name="P8" draw:layer="layout" svg:width="4.5cm" svg:height="2cm" svg:x="4.5cm" svg:y="12.75cm">
          <text:p text:style-name="P8">Anwendung</text:p>
        </draw:rect>
        <draw:polyline draw:style-name="gr7" draw:text-style-name="P11" draw:layer="layout" svg:width="8.5cm" svg:height="2.25cm" svg:x="9.5cm" svg:y="7.75cm" svg:viewBox="0 0 8501 2251" draw:points="0,0 2250,2250 8500,2250">
          <text:p text:style-name="P1"/>
        </draw:polyline>
        <draw:line draw:style-name="gr7" draw:text-style-name="P11" draw:layer="layout" svg:x1="9.5cm" svg:y1="10.75cm" svg:x2="18cm" svg:y2="10.75cm">
          <text:p text:style-name="P1"/>
        </draw:line>
        <draw:polyline draw:style-name="gr8" draw:text-style-name="P11" draw:layer="layout" svg:width="8.5cm" svg:height="2.25cm" svg:x="9.5cm" svg:y="11.5cm" svg:viewBox="0 0 8501 2251" draw:points="0,2250 2250,0 8500,0">
          <text:p text:style-name="P1"/>
        </draw:polyline>
        <draw:frame draw:style-name="gr11" draw:layer="layout" svg:width="13.633cm" svg:height="1.873cm" svg:x="7cm" svg:y="17.5cm">
          <draw:text-box>
            <text:p text:style-name="P1">zentrale Kontrollinstanz<text:line-break/>(Windows 2000, X Window System, ...)</text:p>
          </draw:text-box>
        </draw:frame>
        <draw:rect draw:style-name="gr2" draw:text-style-name="P8" draw:layer="layout" svg:width="4.5cm" svg:height="2cm" svg:x="12cm" svg:y="15cm">
          <text:p text:style-name="P8">Manager</text:p>
        </draw:rect>
        <draw:line draw:style-name="gr12" draw:text-style-name="P11" draw:layer="layout" svg:x1="9.25cm" svg:y1="14.5cm" svg:x2="11.75cm" svg:y2="16.5cm">
          <text:p text:style-name="P1"/>
        </draw:line>
        <draw:line draw:style-name="gr12" draw:text-style-name="P11" draw:layer="layout" svg:x1="9.25cm" svg:y1="11.5cm" svg:x2="11.75cm" svg:y2="16cm">
          <text:p text:style-name="P1"/>
        </draw:line>
        <draw:line draw:style-name="gr12" draw:text-style-name="P11" draw:layer="layout" svg:x1="9.25cm" svg:y1="8.5cm" svg:x2="11.75cm" svg:y2="15.25cm">
          <text:p text:style-name="P1"/>
        </draw:lin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1 Architektur ...</text:p>
          </draw:text-box>
        </draw:frame>
        <draw:rect draw:style-name="gr2" draw:text-style-name="P8" draw:layer="layout" svg:width="4.5cm" svg:height="2.5cm" svg:x="18.5cm" svg:y="7.5cm">
          <text:p text:style-name="P8">Anzeige</text:p>
        </draw:rect>
        <draw:rect draw:style-name="gr2" draw:text-style-name="P8" draw:layer="layout" svg:width="4.5cm" svg:height="2.5cm" svg:x="4.5cm" svg:y="7.5cm">
          <text:p text:style-name="P8">Anwendung</text:p>
        </draw:rect>
        <draw:line draw:style-name="gr8" draw:text-style-name="P11" draw:layer="layout" svg:x1="9.5cm" svg:y1="8.823cm" svg:x2="18cm" svg:y2="8.823cm">
          <text:p text:style-name="P1"/>
        </draw:line>
        <draw:frame draw:style-name="gr13" draw:text-style-name="P1" draw:layer="layout" svg:width="18.5cm" svg:height="4.75cm" svg:x="4.5cm" svg:y="11cm">
          <draw:text-box>
            <text:list text:style-name="L3">
              <text:list-item>
                <text:p text:style-name="P13">Kontrollfluss der Anwendung mündet in eigentlicher Zeichenoperation</text:p>
              </text:list-item>
            </text:list>
            <text:list text:style-name="L3">
              <text:list-item>
                <text:p text:style-name="P13">synchrone Aufrufsemantik</text:p>
              </text:list-item>
            </text:list>
            <text:list text:style-name="L1">
              <text:list-item>
                <text:p text:style-name="P1"><text:line-break/>z.B. MacOS &lt;=9, Windows 9x, ...</text:p>
              </text:list-item>
            </text:list>
          </draw:text-box>
        </draw:frame>
        <draw:frame draw:style-name="gr14" draw:text-style-name="P1" draw:layer="layout" svg:width="8.646cm" svg:height="1.5cm" svg:x="9.354cm" svg:y="5.5cm">
          <draw:text-box>
            <text:p text:style-name="P1">unmittelbares Zeichnen</text:p>
          </draw:text-box>
        </draw:frame>
        <draw:g draw:id="id6">
          <draw:rect draw:style-name="gr15" draw:text-style-name="P11" draw:layer="layout" svg:width="20.5cm" svg:height="9cm" svg:x="3.5cm" svg:y="10.5cm">
            <text:p text:style-name="P1"/>
          </draw:rect>
          <draw:line draw:style-name="gr16" draw:text-style-name="P11" draw:layer="layout" svg:x1="6.75cm" svg:y1="13cm" svg:x2="6.75cm" svg:y2="19cm">
            <text:p text:style-name="P1"/>
          </draw:line>
          <draw:rect draw:style-name="gr17" draw:text-style-name="P14" draw:layer="layout" svg:width="3.5cm" svg:height="1cm" svg:x="5cm" svg:y="12cm">
            <text:p text:style-name="P8"><text:span text:style-name="T8">Application</text:span></text:p>
          </draw:rect>
          <draw:line draw:style-name="gr16" draw:text-style-name="P11" draw:layer="layout" svg:x1="13.75cm" svg:y1="13cm" svg:x2="13.75cm" svg:y2="19cm">
            <text:p text:style-name="P1"/>
          </draw:line>
          <draw:rect draw:style-name="gr17" draw:text-style-name="P14" draw:layer="layout" svg:width="5cm" svg:height="1cm" svg:x="11.25cm" svg:y="12cm">
            <text:p text:style-name="P8"><text:span text:style-name="T8">DrawingContext</text:span></text:p>
          </draw:rect>
          <draw:line draw:style-name="gr16" draw:text-style-name="P11" draw:layer="layout" svg:x1="21cm" svg:y1="13cm" svg:x2="21cm" svg:y2="19cm">
            <text:p text:style-name="P1"/>
          </draw:line>
          <draw:rect draw:style-name="gr17" draw:text-style-name="P14" draw:layer="layout" svg:width="5cm" svg:height="1cm" svg:x="18.5cm" svg:y="12cm">
            <text:p text:style-name="P8"><text:span text:style-name="T8">Graphics Driver</text:span></text:p>
          </draw:rect>
          <draw:rect draw:style-name="gr18" draw:text-style-name="P11" draw:layer="layout" svg:width="0.5cm" svg:height="4.5cm" svg:x="6.5cm" svg:y="13.25cm">
            <text:p text:style-name="P1"/>
          </draw:rect>
          <draw:line draw:style-name="gr12" draw:text-style-name="P11" draw:layer="layout" svg:x1="7cm" svg:y1="14cm" svg:x2="13.5cm" svg:y2="14cm">
            <text:p text:style-name="P1"/>
          </draw:line>
          <draw:line draw:style-name="gr12" draw:text-style-name="P11" draw:layer="layout" svg:x1="14cm" svg:y1="14.75cm" svg:x2="20.75cm" svg:y2="14.75cm">
            <text:p text:style-name="P1"/>
          </draw:line>
          <draw:line draw:style-name="gr19" draw:text-style-name="P11" draw:layer="layout" svg:x1="20.75cm" svg:y1="16cm" svg:x2="14cm" svg:y2="16cm">
            <text:p text:style-name="P1"/>
          </draw:line>
          <draw:line draw:style-name="gr19" draw:text-style-name="P11" draw:layer="layout" svg:x1="13.5cm" svg:y1="17cm" svg:x2="7cm" svg:y2="17cm">
            <text:p text:style-name="P1"/>
          </draw:line>
          <draw:rect draw:style-name="gr18" draw:text-style-name="P11" draw:layer="layout" svg:width="0.5cm" svg:height="3cm" svg:x="13.5cm" svg:y="14cm">
            <text:p text:style-name="P1"/>
          </draw:rect>
          <draw:rect draw:style-name="gr18" draw:text-style-name="P11" draw:layer="layout" svg:width="0.5cm" svg:height="1.25cm" svg:x="20.75cm" svg:y="14.75cm">
            <text:p text:style-name="P1"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1 Architektur ...</text:p>
          </draw:text-box>
        </draw:frame>
        <draw:rect draw:style-name="gr2" draw:text-style-name="P8" draw:layer="layout" svg:width="4.5cm" svg:height="2.5cm" svg:x="20cm" svg:y="7cm">
          <text:p text:style-name="P8">Anzeige</text:p>
        </draw:rect>
        <draw:rect draw:style-name="gr2" draw:text-style-name="P8" draw:layer="layout" svg:width="4.5cm" svg:height="2.5cm" svg:x="2.5cm" svg:y="7cm">
          <text:p text:style-name="P8">Anwendung</text:p>
        </draw:rect>
        <draw:line draw:style-name="gr8" draw:text-style-name="P11" draw:layer="layout" svg:x1="7.5cm" svg:y1="8.25cm" svg:x2="10.5cm" svg:y2="8.25cm">
          <text:p text:style-name="P1"/>
        </draw:line>
        <draw:frame draw:style-name="gr20" draw:text-style-name="P13" draw:layer="layout" svg:width="22cm" svg:height="5.123cm" svg:x="2.5cm" svg:y="11.627cm">
          <draw:text-box>
            <text:list text:style-name="L3">
              <text:list-item>
                <text:p text:style-name="P13">Anwendungskontext delegiert Zeichnen</text:p>
              </text:list-item>
            </text:list>
            <text:list text:style-name="L3">
              <text:list-item>
                <text:p text:style-name="P13">Kontrollfluss der Anwendung von Zeichenoperationen entkoppelt</text:p>
              </text:list-item>
            </text:list>
            <text:list text:style-name="L3">
              <text:list-item>
                <text:p text:style-name="P13">asynchrone Aufrufsemantik</text:p>
              </text:list-item>
            </text:list>
            <text:list text:style-name="L3">
              <text:list-item>
                <text:p text:style-name="P15">z.B. Mac OS X, Windows NT/2000, X Window System, ...)</text:p>
              </text:list-item>
            </text:list>
          </draw:text-box>
        </draw:frame>
        <draw:line draw:style-name="gr8" draw:text-style-name="P11" draw:layer="layout" svg:x1="16.5cm" svg:y1="8.25cm" svg:x2="19.5cm" svg:y2="8.25cm">
          <text:p text:style-name="P1"/>
        </draw:line>
        <draw:rect draw:style-name="gr2" draw:text-style-name="P8" draw:layer="layout" svg:width="5cm" svg:height="2.5cm" svg:x="11cm" svg:y="7cm">
          <text:p text:style-name="P8">Grafikdienst</text:p>
        </draw:rect>
        <draw:frame draw:style-name="gr21" draw:layer="layout" svg:width="7.046cm" svg:height="0.937cm" svg:x="10.25cm" svg:y="5.5cm">
          <draw:text-box>
            <text:p text:style-name="P1">delegiertes Zeichnen</text:p>
          </draw:text-box>
        </draw:frame>
        <draw:g draw:id="id7">
          <draw:rect draw:style-name="gr15" draw:text-style-name="P11" draw:layer="layout" svg:width="23cm" svg:height="9cm" svg:x="2cm" svg:y="10cm">
            <text:p text:style-name="P1"/>
          </draw:rect>
          <draw:line draw:style-name="gr16" draw:text-style-name="P11" draw:layer="layout" svg:x1="4cm" svg:y1="11.25cm" svg:x2="4cm" svg:y2="18.75cm">
            <text:p text:style-name="P1"/>
          </draw:line>
          <draw:rect draw:style-name="gr17" draw:text-style-name="P14" draw:layer="layout" svg:width="3.5cm" svg:height="1cm" svg:x="2.25cm" svg:y="10.25cm">
            <text:p text:style-name="P8"><text:span text:style-name="T8">Application</text:span></text:p>
          </draw:rect>
          <draw:line draw:style-name="gr16" draw:text-style-name="P11" draw:layer="layout" svg:x1="9.25cm" svg:y1="11.25cm" svg:x2="9.25cm" svg:y2="18.75cm">
            <text:p text:style-name="P1"/>
          </draw:line>
          <draw:rect draw:style-name="gr17" draw:text-style-name="P14" draw:layer="layout" svg:width="5cm" svg:height="1cm" svg:x="7cm" svg:y="10.25cm">
            <text:p text:style-name="P8"><text:span text:style-name="T8">DrawingContext</text:span></text:p>
          </draw:rect>
          <draw:line draw:style-name="gr16" draw:text-style-name="P11" draw:layer="layout" svg:x1="21cm" svg:y1="12.5cm" svg:x2="21cm" svg:y2="18.75cm">
            <text:p text:style-name="P1"/>
          </draw:line>
          <draw:rect draw:style-name="gr17" draw:text-style-name="P14" draw:layer="layout" svg:width="5cm" svg:height="1cm" svg:x="19.75cm" svg:y="10.25cm">
            <text:p text:style-name="P8"><text:span text:style-name="T8">Graphics Driver</text:span></text:p>
          </draw:rect>
          <draw:rect draw:style-name="gr18" draw:text-style-name="P11" draw:layer="layout" svg:width="0.5cm" svg:height="4.5cm" svg:x="3.75cm" svg:y="11.5cm">
            <text:p text:style-name="P1"/>
          </draw:rect>
          <draw:line draw:style-name="gr12" draw:text-style-name="P11" draw:layer="layout" svg:x1="4.25cm" svg:y1="12.25cm" svg:x2="9cm" svg:y2="12.25cm">
            <text:p text:style-name="P1"/>
          </draw:line>
          <draw:line draw:style-name="gr12" draw:text-style-name="P11" draw:layer="layout" svg:x1="16.25cm" svg:y1="16cm" svg:x2="20.75cm" svg:y2="16cm">
            <text:p text:style-name="P1"/>
          </draw:line>
          <draw:line draw:style-name="gr19" draw:text-style-name="P11" draw:layer="layout" svg:x1="20.75cm" svg:y1="17.25cm" svg:x2="16.25cm" svg:y2="17.25cm">
            <text:p text:style-name="P1"/>
          </draw:line>
          <draw:line draw:style-name="gr19" draw:text-style-name="P11" draw:layer="layout" svg:x1="9cm" svg:y1="15.25cm" svg:x2="4.25cm" svg:y2="15.25cm">
            <text:p text:style-name="P1"/>
          </draw:line>
          <draw:rect draw:style-name="gr18" draw:text-style-name="P11" draw:layer="layout" svg:width="0.5cm" svg:height="3cm" svg:x="9cm" svg:y="12.25cm">
            <text:p text:style-name="P1"/>
          </draw:rect>
          <draw:rect draw:style-name="gr18" draw:text-style-name="P11" draw:layer="layout" svg:width="0.5cm" svg:height="1.25cm" svg:x="20.75cm" svg:y="16cm">
            <text:p text:style-name="P1"/>
          </draw:rect>
          <draw:line draw:style-name="gr16" draw:text-style-name="P11" draw:layer="layout" svg:x1="16cm" svg:y1="11.25cm" svg:x2="16cm" svg:y2="18.75cm">
            <text:p text:style-name="P1"/>
          </draw:line>
          <draw:rect draw:style-name="gr17" draw:text-style-name="P14" draw:layer="layout" svg:width="5cm" svg:height="1cm" svg:x="13.5cm" svg:y="10.25cm">
            <text:p text:style-name="P8"><text:span text:style-name="T8">Graphics Server</text:span></text:p>
          </draw:rect>
          <draw:rect draw:style-name="gr18" draw:text-style-name="P11" draw:layer="layout" svg:width="0.5cm" svg:height="1.75cm" svg:x="15.75cm" svg:y="15.75cm">
            <text:p text:style-name="P1"/>
          </draw:rect>
          <draw:line draw:style-name="gr22" draw:text-style-name="P11" draw:layer="layout" svg:x1="9.5cm" svg:y1="13.5cm" svg:x2="16cm" svg:y2="13.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2 Einordnung von X</text:p>
          </draw:text-box>
        </draw:frame>
        <draw:rect draw:style-name="gr2" draw:text-style-name="P8" draw:layer="layout" svg:width="4.5cm" svg:height="3cm" svg:x="21cm" svg:y="6cm">
          <text:p text:style-name="P8">Anzeige</text:p>
        </draw:rect>
        <draw:rect draw:style-name="gr2" draw:text-style-name="P8" draw:layer="layout" svg:width="4.5cm" svg:height="2cm" svg:x="2.5cm" svg:y="6cm">
          <text:p text:style-name="P8">Anwendung</text:p>
        </draw:rect>
        <draw:line draw:style-name="gr23" draw:text-style-name="P11" draw:layer="layout" svg:x1="7.5cm" svg:y1="7cm" svg:x2="14.5cm" svg:y2="7cm">
          <text:p text:style-name="P1"/>
        </draw:line>
        <draw:rect draw:style-name="gr2" draw:text-style-name="P8" draw:layer="layout" svg:width="5cm" svg:height="7cm" svg:x="15cm" svg:y="6cm">
          <text:p text:style-name="P8">X Server</text:p>
        </draw:rect>
        <draw:rect draw:style-name="gr2" draw:text-style-name="P8" draw:layer="layout" svg:width="4.5cm" svg:height="3cm" svg:x="21cm" svg:y="10cm">
          <text:p text:style-name="P8">Eingabe-<text:line-break/>geräte</text:p>
        </draw:rect>
        <draw:line draw:style-name="gr8" draw:text-style-name="P11" draw:layer="layout" svg:x1="20cm" svg:y1="7.75cm" svg:x2="21cm" svg:y2="7.75cm">
          <text:p text:style-name="P1"/>
        </draw:line>
        <draw:line draw:style-name="gr8" draw:text-style-name="P11" draw:layer="layout" svg:x1="21cm" svg:y1="11.5cm" svg:x2="20cm" svg:y2="11.5cm">
          <text:p text:style-name="P1"/>
        </draw:line>
        <draw:rect draw:style-name="gr2" draw:text-style-name="P8" draw:layer="layout" svg:width="4.5cm" svg:height="2cm" svg:x="2.5cm" svg:y="8.5cm">
          <text:p text:style-name="P8">Anwendung</text:p>
        </draw:rect>
        <draw:line draw:style-name="gr23" draw:text-style-name="P11" draw:layer="layout" svg:x1="7.5cm" svg:y1="9.5cm" svg:x2="14.5cm" svg:y2="9.5cm">
          <text:p text:style-name="P1"/>
        </draw:line>
        <draw:rect draw:style-name="gr2" draw:text-style-name="P8" draw:layer="layout" svg:width="4.5cm" svg:height="2cm" svg:x="2.5cm" svg:y="11cm">
          <text:p text:style-name="P8">Window-<text:line-break/>manager</text:p>
        </draw:rect>
        <draw:line draw:style-name="gr23" draw:text-style-name="P11" draw:layer="layout" svg:x1="7.5cm" svg:y1="12cm" svg:x2="14.5cm" svg:y2="12cm">
          <text:p text:style-name="P1"/>
        </draw:line>
        <draw:frame draw:style-name="gr24" draw:text-style-name="P1" draw:layer="layout" svg:width="11.543cm" svg:height="5.617cm" svg:x="15.009cm" svg:y="14.005cm">
          <draw:text-box>
            <text:list text:style-name="L1">
              <text:list-item>
                <text:p text:style-name="P1">X-Server</text:p>
              </text:list-item>
            </text:list>
            <text:list text:style-name="L3">
              <text:list-item>
                <text:p text:style-name="P13">zeichnet nach Vorgaben der<text:line-break/>Anwendungen</text:p>
              </text:list-item>
            </text:list>
            <text:list text:style-name="L3">
              <text:list-item>
                <text:p text:style-name="P13">ordnet Eingaben zu</text:p>
              </text:list-item>
            </text:list>
            <text:list text:style-name="L3">
              <text:list-item>
                <text:p text:style-name="P13">setzt “Richtlinien” des Window-<text:line-break/>Managers um</text:p>
              </text:list-item>
            </text:list>
          </draw:text-box>
        </draw:frame>
        <draw:frame draw:style-name="gr25" draw:text-style-name="P1" draw:layer="layout" svg:width="10.658cm" svg:height="5.617cm" svg:x="2.5cm" svg:y="14.005cm">
          <draw:text-box>
            <text:list text:style-name="L1">
              <text:list-item>
                <text:p text:style-name="P1">Window-Manager</text:p>
              </text:list-item>
            </text:list>
            <text:list text:style-name="L3">
              <text:list-item>
                <text:p text:style-name="P13">ordnet Fenster an<text:line-break/>(nach Angaben des Nutzers)</text:p>
              </text:list-item>
            </text:list>
            <text:list text:style-name="L3">
              <text:list-item>
                <text:p text:style-name="P13">bestimmt Reihenfolge, Focus,<text:line-break/>...</text:p>
              </text:list-item>
            </text:list>
            <text:list text:style-name="L3">
              <text:list-item>
                <text:p text:style-name="P13">fast “normale” Anwendu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2 Einordnung von X</text:p>
          </draw:text-box>
        </draw:frame>
        <draw:rect draw:style-name="gr2" draw:text-style-name="P8" draw:layer="layout" svg:width="4.5cm" svg:height="2cm" svg:x="2.5cm" svg:y="6cm">
          <text:p text:style-name="P8">Anwendung</text:p>
        </draw:rect>
        <draw:line draw:style-name="gr23" draw:text-style-name="P11" draw:layer="layout" svg:x1="7.25cm" svg:y1="7cm" svg:x2="10.75cm" svg:y2="7cm">
          <text:p text:style-name="P1"/>
        </draw:line>
        <draw:rect draw:style-name="gr2" draw:text-style-name="P8" draw:layer="layout" svg:width="5cm" svg:height="5cm" svg:x="11cm" svg:y="6cm">
          <text:p text:style-name="P8">X Server</text:p>
        </draw:rect>
        <draw:rect draw:style-name="gr2" draw:text-style-name="P8" draw:layer="layout" svg:width="4.5cm" svg:height="2cm" svg:x="2.5cm" svg:y="9cm">
          <text:p text:style-name="P8">Anwendung</text:p>
        </draw:rect>
        <draw:line draw:style-name="gr23" draw:text-style-name="P11" draw:layer="layout" svg:x1="7.25cm" svg:y1="10cm" svg:x2="10.75cm" svg:y2="10cm">
          <text:p text:style-name="P1"/>
        </draw:line>
        <draw:g>
          <draw:rect draw:style-name="gr26" draw:text-style-name="P11" draw:layer="layout" svg:width="8.5cm" svg:height="6cm" svg:x="18.5cm" svg:y="5.5cm">
            <text:p text:style-name="P1"/>
          </draw:rect>
          <draw:rect draw:style-name="gr27" draw:text-style-name="P11" draw:layer="layout" svg:width="3.25cm" svg:height="2.25cm" svg:x="19cm" svg:y="6cm">
            <text:p text:style-name="P1"/>
          </draw:rect>
          <draw:rect draw:style-name="gr28" draw:text-style-name="P11" draw:layer="layout" svg:width="4cm" svg:height="3.25cm" svg:x="22.5cm" svg:y="7.75cm">
            <text:p text:style-name="P1"/>
          </draw:rect>
        </draw:g>
        <draw:line draw:style-name="gr8" draw:text-style-name="P11" draw:layer="layout" svg:x1="16.25cm" svg:y1="8.5cm" svg:x2="18.25cm" svg:y2="8.5cm">
          <text:p text:style-name="P1"/>
        </draw:line>
        <draw:frame draw:style-name="gr29" draw:text-style-name="P1" draw:layer="layout" svg:width="22.033cm" svg:height="4.5cm" svg:x="2.5cm" svg:y="13cm">
          <draw:text-box>
            <text:list text:style-name="L1">
              <text:list-item>
                <text:p text:style-name="P1">X-Server</text:p>
              </text:list-item>
            </text:list>
            <text:list text:style-name="L3">
              <text:list-item>
                <text:p text:style-name="P13">bietet Mechanismen, damit Anwendungen in korrekten Bereich<text:line-break/>zeichnen</text:p>
              </text:list-item>
            </text:list>
            <text:list text:style-name="L3">
              <text:list-item>
                <text:p text:style-name="P13"><text:span text:style-name="T9">aber</text:span>: überlässt Festlegung der Bereiche jemand anderem</text:p>
              </text:list-item>
            </text:list>
          </draw:text-box>
        </draw:frame>
        <draw:rect draw:style-name="gr27" draw:text-style-name="P11" draw:layer="layout" svg:width="0.75cm" svg:height="0.5cm" svg:x="6.25cm" svg:y="7.5cm">
          <text:p text:style-name="P1"/>
        </draw:rect>
        <draw:rect draw:style-name="gr28" draw:text-style-name="P11" draw:layer="layout" svg:width="0.75cm" svg:height="0.5cm" svg:x="6.25cm" svg:y="10.5cm">
          <text:p text:style-name="P1"/>
        </draw:rect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2 Einordnung von X</text:p>
          </draw:text-box>
        </draw:frame>
        <draw:rect draw:style-name="gr2" draw:text-style-name="P8" draw:layer="layout" svg:width="4.5cm" svg:height="2cm" svg:x="2.75cm" svg:y="8cm">
          <text:p text:style-name="P8">Anwendung</text:p>
        </draw:rect>
        <draw:line draw:style-name="gr23" draw:text-style-name="P11" draw:layer="layout" svg:x1="7.5cm" svg:y1="9cm" svg:x2="20.5cm" svg:y2="9cm">
          <text:p text:style-name="P1"/>
        </draw:line>
        <draw:rect draw:style-name="gr2" draw:text-style-name="P8" draw:layer="layout" svg:width="5cm" svg:height="2cm" svg:x="20.75cm" svg:y="8cm">
          <text:p text:style-name="P8">X Server</text:p>
        </draw:rect>
        <draw:g draw:id="id8">
          <draw:frame draw:style-name="gr30" draw:text-style-name="P1" draw:layer="layout" svg:width="7.75cm" svg:height="4.5cm" svg:x="18cm" svg:y="10.75cm">
            <draw:text-box>
              <text:list text:style-name="L1">
                <text:list-item>
                  <text:p text:style-name="P1">X-Server</text:p>
                </text:list-item>
              </text:list>
              <text:list text:style-name="L3">
                <text:list-item>
                  <text:p text:style-name="P13">ein grauer Kasten</text:p>
                </text:list-item>
              </text:list>
              <text:list text:style-name="L3">
                <text:list-item>
                  <text:p text:style-name="P13">vier Linien</text:p>
                </text:list-item>
              </text:list>
              <text:list text:style-name="L3">
                <text:list-item>
                  <text:p text:style-name="P13">zwei Schriftzeichen</text:p>
                </text:list-item>
              </text:list>
            </draw:text-box>
          </draw:frame>
          <draw:g>
            <draw:rect draw:style-name="gr31" draw:text-style-name="P11" draw:layer="layout" svg:width="6.5cm" svg:height="4.5cm" svg:x="10.75cm" svg:y="10.75cm">
              <text:p text:style-name="P1"/>
            </draw:rect>
            <draw:g>
              <draw:rect draw:style-name="gr32" draw:text-style-name="P16" draw:layer="layout" svg:width="4cm" svg:height="2.5cm" svg:x="12cm" svg:y="11.75cm">
                <text:p text:style-name="P8"><text:span text:style-name="T10">Ok</text:span></text:p>
              </draw:rect>
              <draw:polyline draw:style-name="gr33" draw:text-style-name="P11" draw:layer="layout" svg:width="4cm" svg:height="2.5cm" svg:x="12cm" svg:y="11.75cm" svg:viewBox="0 0 4001 2501" draw:points="0,2500 4000,2500 4000,0">
                <text:p text:style-name="P1"/>
              </draw:polyline>
            </draw:g>
          </draw:g>
          <draw:frame draw:style-name="gr34" draw:text-style-name="P1" draw:layer="layout" svg:width="7.5cm" svg:height="4.5cm" svg:x="2.75cm" svg:y="10.75cm">
            <draw:text-box>
              <text:list text:style-name="L1">
                <text:list-item>
                  <text:p text:style-name="P1">Anwendung</text:p>
                </text:list-item>
              </text:list>
              <text:list text:style-name="L3">
                <text:list-item>
                  <text:p text:style-name="P13">ein Knopf</text:p>
                </text:list-item>
              </text:list>
            </draw:text-box>
          </draw:frame>
        </draw:g>
        <draw:frame draw:style-name="gr35" draw:text-style-name="P1" draw:layer="layout" svg:width="21.63cm" svg:height="1.25cm" svg:x="3.62cm" svg:y="5.75cm">
          <draw:text-box>
            <text:p text:style-name="P1">X-Server befasst sich nur mit Grafik und Hardware-Ereignissen</text:p>
          </draw:text-box>
        </draw:frame>
        <draw:g draw:id="id9">
          <draw:g>
            <draw:polygon draw:style-name="gr36" draw:text-style-name="P11" draw:layer="layout" svg:width="1.75cm" svg:height="2.5cm" svg:x="13.75cm" svg:y="13.5cm" svg:viewBox="0 0 1751 2501" draw:points="0,2250 0,0 1750,1500 1000,1500 1250,2250 750,2500 500,1750">
              <text:p text:style-name="P1"/>
            </draw:polygon>
            <draw:path draw:style-name="gr37" draw:text-style-name="P11" draw:layer="layout" svg:width="2.313cm" svg:height="3.25cm" svg:x="13.432cm" svg:y="12.75cm" svg:viewBox="0 0 2314 3251" svg:d="m63 2950c-45-950-90-2200-45-2950 500 250 1750 1250 2295 2050-500 200-536-11-723 250 178 200 260 143 178 450-61 228-500 250-750 500-270-168-250-250-250-500-279-87-205 250-705 200z">
              <text:p text:style-name="P1"/>
            </draw:path>
            <draw:polygon draw:style-name="gr38" draw:text-style-name="P11" draw:layer="layout" svg:width="1.75cm" svg:height="2.5cm" svg:x="13.52cm" svg:y="13cm" svg:viewBox="0 0 1751 2501" draw:points="0,2250 0,0 1750,1500 1000,1500 1250,2250 750,2500 500,1750">
              <text:p text:style-name="P1"/>
            </draw:polygon>
          </draw:g>
          <draw:frame draw:style-name="gr39" draw:text-style-name="P1" draw:layer="layout" svg:width="8.02cm" svg:height="4.5cm" svg:x="18.02cm" svg:y="15.5cm">
            <draw:text-box>
              <text:list text:style-name="L1">
                <text:list-item>
                  <text:p text:style-name="P1">X-Server</text:p>
                </text:list-item>
              </text:list>
              <text:list text:style-name="L3">
                <text:list-item>
                  <text:p text:style-name="P13">Maustaste gedrückt</text:p>
                </text:list-item>
              </text:list>
              <text:list text:style-name="L3">
                <text:list-item>
                  <text:p text:style-name="P13">Maustaste losgelassen</text:p>
                </text:list-item>
              </text:list>
            </draw:text-box>
          </draw:frame>
          <draw:frame draw:style-name="gr30" draw:text-style-name="P1" draw:layer="layout" svg:width="7.75cm" svg:height="4.5cm" svg:x="2.5cm" svg:y="15.5cm">
            <draw:text-box>
              <text:list text:style-name="L1">
                <text:list-item>
                  <text:p text:style-name="P1">Anwendung</text:p>
                </text:list-item>
              </text:list>
              <text:list text:style-name="L3">
                <text:list-item>
                  <text:p text:style-name="P13">Knopf gedrückt,<text:line-break/>Aktion bestätigt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2 Einordnung von X</text:p>
          </draw:text-box>
        </draw:frame>
        <draw:rect draw:style-name="gr40" draw:text-style-name="P8" draw:layer="layout" svg:width="11cm" svg:height="10.25cm" svg:x="1.5cm" svg:y="6cm">
          <text:p text:style-name="P8">Anwendung</text:p>
        </draw:rect>
        <draw:g>
          <draw:rect draw:style-name="gr41" draw:text-style-name="P11" draw:layer="layout" svg:width="6cm" svg:height="3cm" svg:x="2cm" svg:y="13cm">
            <text:p text:style-name="P8">X-Bibliothek</text:p>
          </draw:rect>
          <draw:rect draw:style-name="gr18" draw:text-style-name="P11" draw:layer="layout" svg:width="1.5cm" svg:height="1cm" svg:x="2cm" svg:y="12cm">
            <text:p text:style-name="P1"/>
          </draw:rect>
        </draw:g>
        <draw:g>
          <draw:rect draw:style-name="gr41" draw:text-style-name="P11" draw:layer="layout" svg:width="6cm" svg:height="3cm" svg:x="2cm" svg:y="8.75cm">
            <text:p text:style-name="P8">GUI-Toolkit</text:p>
          </draw:rect>
          <draw:rect draw:style-name="gr18" draw:text-style-name="P11" draw:layer="layout" svg:width="1.5cm" svg:height="1cm" svg:x="2cm" svg:y="7.75cm">
            <text:p text:style-name="P1"/>
          </draw:rect>
        </draw:g>
        <draw:line draw:style-name="gr12" draw:text-style-name="P11" draw:layer="layout" svg:x1="5cm" svg:y1="11.25cm" svg:x2="5cm" svg:y2="13.75cm">
          <text:p text:style-name="P1"/>
        </draw:line>
        <draw:polyline draw:style-name="gr7" draw:text-style-name="P11" draw:layer="layout" svg:width="19cm" svg:height="2cm" svg:x="5cm" svg:y="15.5cm" svg:viewBox="0 0 19001 2001" draw:points="0,0 0,2000 19000,2000">
          <text:p text:style-name="P1"/>
        </draw:polyline>
        <draw:frame draw:style-name="gr42" draw:text-style-name="P1" draw:layer="layout" svg:width="11.5cm" svg:height="0.937cm" svg:x="10.75cm" svg:y="17.813cm">
          <draw:text-box>
            <text:p text:style-name="P1">Kommunikation mit X-Server</text:p>
          </draw:text-box>
        </draw:frame>
        <draw:g draw:id="id10">
          <draw:line draw:style-name="gr12" draw:text-style-name="P11" draw:layer="layout" svg:x1="14cm" svg:y1="6.5cm" svg:x2="7.5cm" svg:y2="9.25cm">
            <text:p text:style-name="P1"/>
          </draw:line>
          <draw:frame draw:style-name="gr43" draw:text-style-name="P17" draw:layer="layout" svg:width="10.975cm" svg:height="4.681cm" svg:x="14.275cm" svg:y="6.005cm">
            <draw:text-box>
              <text:list text:style-name="L3">
                <text:list-item>
                  <text:p text:style-name="P13">stellt Dialogelemente bereit</text:p>
                </text:list-item>
              </text:list>
              <text:list text:style-name="L3">
                <text:list-item>
                  <text:p text:style-name="P13">kann diese zeichnen</text:p>
                </text:list-item>
              </text:list>
              <text:list text:style-name="L3">
                <text:list-item>
                  <text:p text:style-name="P13">Übersetzung von Hardware- in<text:line-break/>Anwendungsereignisse</text:p>
                </text:list-item>
              </text:list>
              <text:list text:style-name="L3">
                <text:list-item>
                  <text:p text:style-name="P13"><text:span text:style-name="T3">nicht Bestandteil von X</text:span></text:p>
                </text:list-item>
              </text:list>
            </draw:text-box>
          </draw:frame>
        </draw:g>
        <draw:g draw:id="id11">
          <draw:frame draw:style-name="gr44" draw:text-style-name="P17" draw:layer="layout" svg:width="12.169cm" svg:height="4.681cm" svg:x="14.25cm" svg:y="11.319cm">
            <draw:text-box>
              <text:list text:style-name="L3">
                <text:list-item>
                  <text:p text:style-name="P13">stellt Zeichenoperationen bereit</text:p>
                </text:list-item>
              </text:list>
              <text:list text:style-name="L3">
                <text:list-item>
                  <text:p text:style-name="P13">erlaubt, Ereignisse zu empfangen</text:p>
                </text:list-item>
              </text:list>
              <text:list text:style-name="L3">
                <text:list-item>
                  <text:p text:style-name="P13">kümmert sich um Kommunikation<text:line-break/>mit X-Server</text:p>
                </text:list-item>
              </text:list>
              <text:list text:style-name="L3">
                <text:list-item>
                  <text:p text:style-name="P13"><text:span text:style-name="T3">Bestandteil von X</text:span></text:p>
                </text:list-item>
              </text:list>
            </draw:text-box>
          </draw:frame>
          <draw:line draw:style-name="gr12" draw:text-style-name="P11" draw:layer="layout" svg:x1="14cm" svg:y1="11.5cm" svg:x2="7.5cm" svg:y2="14.25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2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2 Einordnung von X</text:p>
          </draw:text-box>
        </draw:frame>
        <draw:rect draw:style-name="gr40" draw:text-style-name="P8" draw:layer="layout" svg:width="6.5cm" svg:height="8.75cm" svg:x="2.25cm" svg:y="7.5cm">
          <text:p text:style-name="P8">Anwendung</text:p>
        </draw:rect>
        <draw:g>
          <draw:rect draw:style-name="gr2" draw:text-style-name="P18" draw:layer="layout" svg:width="4cm" svg:height="2.25cm" svg:x="2.75cm" svg:y="10.25cm">
            <text:p text:style-name="P8"><text:span text:style-name="T2">GUI-Toolkit</text:span></text:p>
          </draw:rect>
          <draw:rect draw:style-name="gr45" draw:text-style-name="P11" draw:layer="layout" svg:width="1cm" svg:height="0.5cm" svg:x="2.75cm" svg:y="9.75cm">
            <text:p text:style-name="P1"/>
          </draw:rect>
        </draw:g>
        <draw:rect draw:style-name="gr40" draw:text-style-name="P8" draw:layer="layout" svg:width="6.5cm" svg:height="8.75cm" svg:x="9.75cm" svg:y="7.5cm">
          <text:p text:style-name="P8">Window Manager</text:p>
        </draw:rect>
        <draw:g>
          <draw:rect draw:style-name="gr2" draw:text-style-name="P18" draw:layer="layout" svg:width="4cm" svg:height="2.25cm" svg:x="10.25cm" svg:y="10.25cm">
            <text:p text:style-name="P8"><text:span text:style-name="T2">GUI-Toolkit</text:span></text:p>
          </draw:rect>
          <draw:rect draw:style-name="gr45" draw:text-style-name="P11" draw:layer="layout" svg:width="1cm" svg:height="0.5cm" svg:x="10.25cm" svg:y="9.75cm">
            <text:p text:style-name="P1"/>
          </draw:rect>
        </draw:g>
        <draw:rect draw:style-name="gr46" draw:text-style-name="P8" draw:layer="layout" svg:width="6.5cm" svg:height="8.75cm" svg:x="19.75cm" svg:y="7.5cm">
          <text:p text:style-name="P8">X-Server</text:p>
        </draw:rect>
        <draw:polygon draw:style-name="gr47" draw:text-style-name="P11" draw:layer="layout" svg:width="19.25cm" svg:height="2.5cm" svg:x="4.25cm" svg:y="16cm" svg:viewBox="0 0 19251 2501" draw:points="500,0 0,500 250,500 250,2500 19000,2500 19000,500 19250,500 18750,0 18250,500 18500,500 18500,2000 8250,2000 8250,500 8500,500 8000,0 7500,500 7750,500 7750,2000 750,2000 750,500 1000,500">
          <text:p text:style-name="P1"/>
        </draw:polygon>
        <draw:frame draw:style-name="gr48" draw:layer="layout" svg:width="8.985cm" svg:height="0.937cm" svg:x="13.015cm" svg:y="16.813cm">
          <draw:text-box>
            <text:p text:style-name="P1">Kommunikationsprotokoll</text:p>
          </draw:text-box>
        </draw:frame>
        <draw:frame draw:style-name="gr49" draw:layer="layout" svg:width="14.243cm" svg:height="0.937cm" svg:x="5.757cm" svg:y="5.813cm">
          <draw:text-box>
            <text:p text:style-name="P1">Bestandteile des X Window Systems (rot)</text:p>
          </draw:text-box>
        </draw:frame>
        <draw:g>
          <draw:g>
            <draw:g>
              <draw:rect draw:style-name="gr50" draw:text-style-name="P18" draw:layer="layout" svg:width="4cm" svg:height="2.25cm" svg:x="10.25cm" svg:y="13.5cm">
                <text:p text:style-name="P1"/>
              </draw:rect>
              <draw:rect draw:style-name="gr50" draw:text-style-name="P11" draw:layer="layout" svg:width="1cm" svg:height="0.5cm" svg:x="10.25cm" svg:y="13cm">
                <text:p text:style-name="P1"/>
              </draw:rect>
            </draw:g>
            <draw:g>
              <draw:polygon draw:style-name="gr51" draw:text-style-name="P11" draw:layer="layout" svg:width="0.25cm" svg:height="0.25cm" svg:x="14cm" svg:y="15.5cm" svg:viewBox="0 0 251 251" draw:points="250,250 0,250 250,0">
                <text:p text:style-name="P1"/>
              </draw:polygon>
              <draw:polygon draw:style-name="gr51" draw:text-style-name="P11" draw:layer="layout" svg:width="0.75cm" svg:height="0.75cm" svg:x="13.5cm" svg:y="15cm" svg:viewBox="0 0 751 751" draw:points="250,750 0,750 750,0 750,250">
                <text:p text:style-name="P1"/>
              </draw:polygon>
              <draw:polygon draw:style-name="gr51" draw:text-style-name="P11" draw:layer="layout" svg:width="1.25cm" svg:height="1.25cm" svg:x="13cm" svg:y="14.5cm" svg:viewBox="0 0 1251 1251" draw:points="250,1250 0,1250 1250,0 1250,250">
                <text:p text:style-name="P1"/>
              </draw:polygon>
              <draw:polygon draw:style-name="gr51" draw:text-style-name="P11" draw:layer="layout" svg:width="1.75cm" svg:height="1.75cm" svg:x="12.5cm" svg:y="14cm" svg:viewBox="0 0 1751 1751" draw:points="250,1750 0,1750 1750,0 1750,250">
                <text:p text:style-name="P1"/>
              </draw:polygon>
              <draw:polygon draw:style-name="gr51" draw:text-style-name="P11" draw:layer="layout" svg:width="2.25cm" svg:height="2.25cm" svg:x="12cm" svg:y="13.5cm" svg:viewBox="0 0 2251 2251" draw:points="250,2250 0,2250 2250,0 2250,250">
                <text:p text:style-name="P1"/>
              </draw:polygon>
              <draw:polygon draw:style-name="gr51" draw:text-style-name="P11" draw:layer="layout" svg:width="2.5cm" svg:height="2.25cm" svg:x="11.5cm" svg:y="13.5cm" svg:viewBox="0 0 2501 2251" draw:points="250,2250 0,2250 2250,0 2500,0">
                <text:p text:style-name="P1"/>
              </draw:polygon>
              <draw:polygon draw:style-name="gr51" draw:text-style-name="P11" draw:layer="layout" svg:width="2.5cm" svg:height="2.25cm" svg:x="11cm" svg:y="13.5cm" svg:viewBox="0 0 2501 2251" draw:points="250,2250 0,2250 2250,0 2500,0">
                <text:p text:style-name="P1"/>
              </draw:polygon>
              <draw:polygon draw:style-name="gr51" draw:text-style-name="P11" draw:layer="layout" svg:width="2.5cm" svg:height="2.25cm" svg:x="10.5cm" svg:y="13.5cm" svg:viewBox="0 0 2501 2251" draw:points="250,2250 0,2250 2250,0 2500,0">
                <text:p text:style-name="P1"/>
              </draw:polygon>
              <draw:polygon draw:style-name="gr51" draw:text-style-name="P11" draw:layer="layout" svg:width="2.25cm" svg:height="2.25cm" svg:x="10.25cm" svg:y="13.5cm" svg:viewBox="0 0 2251 2251" draw:points="0,2250 0,2000 2000,0 2250,0">
                <text:p text:style-name="P1"/>
              </draw:polygon>
              <draw:polygon draw:style-name="gr51" draw:text-style-name="P11" draw:layer="layout" svg:width="1.75cm" svg:height="1.75cm" svg:x="10.25cm" svg:y="13.5cm" svg:viewBox="0 0 1751 1751" draw:points="0,1750 0,1500 1500,0 1750,0">
                <text:p text:style-name="P1"/>
              </draw:polygon>
              <draw:polygon draw:style-name="gr51" draw:text-style-name="P11" draw:layer="layout" svg:width="1.25cm" svg:height="1.25cm" svg:x="10.25cm" svg:y="13.5cm" svg:viewBox="0 0 1251 1251" draw:points="0,1250 0,1000 1000,0 1250,0">
                <text:p text:style-name="P1"/>
              </draw:polygon>
              <draw:polygon draw:style-name="gr51" draw:text-style-name="P11" draw:layer="layout" svg:width="1cm" svg:height="1.25cm" svg:x="10.25cm" svg:y="13cm" svg:viewBox="0 0 1001 1251" draw:points="0,1250 0,1000 1000,0 1000,250">
                <text:p text:style-name="P1"/>
              </draw:polygon>
              <draw:polygon draw:style-name="gr51" draw:text-style-name="P11" draw:layer="layout" svg:width="0.75cm" svg:height="0.75cm" svg:x="10.25cm" svg:y="13cm" svg:viewBox="0 0 751 751" draw:points="0,750 0,500 500,0 750,0">
                <text:p text:style-name="P1"/>
              </draw:polygon>
              <draw:polygon draw:style-name="gr51" draw:text-style-name="P11" draw:layer="layout" svg:width="0.25cm" svg:height="0.25cm" svg:x="10.25cm" svg:y="13cm" svg:viewBox="0 0 251 251" draw:points="0,250 0,0 250,0">
                <text:p text:style-name="P1"/>
              </draw:polygon>
            </draw:g>
          </draw:g>
          <draw:g>
            <draw:rect draw:style-name="gr52" draw:text-style-name="P18" draw:layer="layout" svg:width="4cm" svg:height="2.25cm" svg:x="10.25cm" svg:y="13.5cm">
              <text:p text:style-name="P8"><text:span text:style-name="T2">X Bibliothek</text:span></text:p>
            </draw:rect>
            <draw:rect draw:style-name="gr53" draw:text-style-name="P11" draw:layer="layout" svg:width="1cm" svg:height="0.5cm" svg:x="10.25cm" svg:y="13cm">
              <text:p text:style-name="P1"/>
            </draw:rect>
          </draw:g>
        </draw:g>
        <draw:g>
          <draw:g>
            <draw:g>
              <draw:rect draw:style-name="gr50" draw:text-style-name="P18" draw:layer="layout" svg:width="4cm" svg:height="2.25cm" svg:x="2.75cm" svg:y="13.5cm">
                <text:p text:style-name="P1"/>
              </draw:rect>
              <draw:rect draw:style-name="gr50" draw:text-style-name="P11" draw:layer="layout" svg:width="1cm" svg:height="0.5cm" svg:x="2.75cm" svg:y="13cm">
                <text:p text:style-name="P1"/>
              </draw:rect>
            </draw:g>
            <draw:g>
              <draw:polygon draw:style-name="gr51" draw:text-style-name="P11" draw:layer="layout" svg:width="0.25cm" svg:height="0.25cm" svg:x="6.5cm" svg:y="15.5cm" svg:viewBox="0 0 251 251" draw:points="250,250 0,250 250,0">
                <text:p text:style-name="P1"/>
              </draw:polygon>
              <draw:polygon draw:style-name="gr51" draw:text-style-name="P11" draw:layer="layout" svg:width="0.75cm" svg:height="0.75cm" svg:x="6cm" svg:y="15cm" svg:viewBox="0 0 751 751" draw:points="250,750 0,750 750,0 750,250">
                <text:p text:style-name="P1"/>
              </draw:polygon>
              <draw:polygon draw:style-name="gr51" draw:text-style-name="P11" draw:layer="layout" svg:width="1.25cm" svg:height="1.25cm" svg:x="5.5cm" svg:y="14.5cm" svg:viewBox="0 0 1251 1251" draw:points="250,1250 0,1250 1250,0 1250,250">
                <text:p text:style-name="P1"/>
              </draw:polygon>
              <draw:polygon draw:style-name="gr51" draw:text-style-name="P11" draw:layer="layout" svg:width="1.75cm" svg:height="1.75cm" svg:x="5cm" svg:y="14cm" svg:viewBox="0 0 1751 1751" draw:points="250,1750 0,1750 1750,0 1750,250">
                <text:p text:style-name="P1"/>
              </draw:polygon>
              <draw:polygon draw:style-name="gr51" draw:text-style-name="P11" draw:layer="layout" svg:width="2.25cm" svg:height="2.25cm" svg:x="4.5cm" svg:y="13.5cm" svg:viewBox="0 0 2251 2251" draw:points="250,2250 0,2250 2250,0 2250,250">
                <text:p text:style-name="P1"/>
              </draw:polygon>
              <draw:polygon draw:style-name="gr51" draw:text-style-name="P11" draw:layer="layout" svg:width="2.5cm" svg:height="2.25cm" svg:x="4cm" svg:y="13.5cm" svg:viewBox="0 0 2501 2251" draw:points="250,2250 0,2250 2250,0 2500,0">
                <text:p text:style-name="P1"/>
              </draw:polygon>
              <draw:polygon draw:style-name="gr51" draw:text-style-name="P11" draw:layer="layout" svg:width="2.5cm" svg:height="2.25cm" svg:x="3.5cm" svg:y="13.5cm" svg:viewBox="0 0 2501 2251" draw:points="250,2250 0,2250 2250,0 2500,0">
                <text:p text:style-name="P1"/>
              </draw:polygon>
              <draw:polygon draw:style-name="gr51" draw:text-style-name="P11" draw:layer="layout" svg:width="2.5cm" svg:height="2.25cm" svg:x="3cm" svg:y="13.5cm" svg:viewBox="0 0 2501 2251" draw:points="250,2250 0,2250 2250,0 2500,0">
                <text:p text:style-name="P1"/>
              </draw:polygon>
              <draw:polygon draw:style-name="gr51" draw:text-style-name="P11" draw:layer="layout" svg:width="2.25cm" svg:height="2.25cm" svg:x="2.75cm" svg:y="13.5cm" svg:viewBox="0 0 2251 2251" draw:points="0,2250 0,2000 2000,0 2250,0">
                <text:p text:style-name="P1"/>
              </draw:polygon>
              <draw:polygon draw:style-name="gr51" draw:text-style-name="P11" draw:layer="layout" svg:width="1.75cm" svg:height="1.75cm" svg:x="2.75cm" svg:y="13.5cm" svg:viewBox="0 0 1751 1751" draw:points="0,1750 0,1500 1500,0 1750,0">
                <text:p text:style-name="P1"/>
              </draw:polygon>
              <draw:polygon draw:style-name="gr51" draw:text-style-name="P11" draw:layer="layout" svg:width="1.25cm" svg:height="1.25cm" svg:x="2.75cm" svg:y="13.5cm" svg:viewBox="0 0 1251 1251" draw:points="0,1250 0,1000 1000,0 1250,0">
                <text:p text:style-name="P1"/>
              </draw:polygon>
              <draw:polygon draw:style-name="gr51" draw:text-style-name="P11" draw:layer="layout" svg:width="1cm" svg:height="1.25cm" svg:x="2.75cm" svg:y="13cm" svg:viewBox="0 0 1001 1251" draw:points="0,1250 0,1000 1000,0 1000,250">
                <text:p text:style-name="P1"/>
              </draw:polygon>
              <draw:polygon draw:style-name="gr51" draw:text-style-name="P11" draw:layer="layout" svg:width="0.75cm" svg:height="0.75cm" svg:x="2.75cm" svg:y="13cm" svg:viewBox="0 0 751 751" draw:points="0,750 0,500 500,0 750,0">
                <text:p text:style-name="P1"/>
              </draw:polygon>
              <draw:polygon draw:style-name="gr51" draw:text-style-name="P11" draw:layer="layout" svg:width="0.25cm" svg:height="0.25cm" svg:x="2.75cm" svg:y="13cm" svg:viewBox="0 0 251 251" draw:points="0,250 0,0 250,0">
                <text:p text:style-name="P1"/>
              </draw:polygon>
            </draw:g>
          </draw:g>
          <draw:g>
            <draw:rect draw:style-name="gr52" draw:text-style-name="P18" draw:layer="layout" svg:width="4cm" svg:height="2.25cm" svg:x="2.75cm" svg:y="13.5cm">
              <text:p text:style-name="P8"><text:span text:style-name="T2">X Bibliothek</text:span></text:p>
            </draw:rect>
            <draw:rect draw:style-name="gr53" draw:text-style-name="P11" draw:layer="layout" svg:width="1cm" svg:height="0.5cm" svg:x="2.75cm" svg:y="13cm">
              <text:p text:style-name="P1"/>
            </draw:rect>
          </draw:g>
        </draw:g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>
          <draw:text-box>
            <text:p text:style-name="P1">0. Grafische Bedienoberflächen, X<text:line-break/>0.3 Architekturleitlinien</text:p>
          </draw:text-box>
        </draw:frame>
        <draw:frame presentation:style-name="pr6" draw:text-style-name="P21" draw:layer="layout" svg:width="23.91cm" svg:height="13.846cm" svg:x="2.057cm" svg:y="5.838cm" presentation:class="outline" presentation:user-transformed="true">
          <draw:text-box>
            <text:list text:style-name="L2">
              <text:list-item>
                <text:p text:style-name="P19"><text:span text:style-name="T2">Bob Scheiffler/Jim Gettys 1984:</text:span></text:p>
              </text:list-item>
            </text:list>
            <text:list text:style-name="L2">
              <text:list-item>
                <text:p text:style-name="P20"><text:span text:style-name="T11">Do not add new functionality unless an implementor cannot complete a real application without it.</text:span></text:p>
              </text:list-item>
            </text:list>
            <text:list text:style-name="L2">
              <text:list-item>
                <text:p text:style-name="P20"><text:span text:style-name="T11">It is as important to decide what a system is not as to decide what it is. Do not serve all the world's needs; rather, make the system extensible so that additional needs can be met in an upwardly compatible fashion.</text:span></text:p>
              </text:list-item>
            </text:list>
            <text:list text:style-name="L2">
              <text:list-item>
                <text:p text:style-name="P20"><text:span text:style-name="T2">The only thing worse than generalizing from one example is generalizing from no examples at all.</text:span></text:p>
              </text:list-item>
            </text:list>
            <text:list text:style-name="L2">
              <text:list-item>
                <text:p text:style-name="P20"><text:span text:style-name="T2">If a problem is not completely understood, it is probably best to provide no solution at all.</text:span></text:p>
              </text:list-item>
            </text:list>
            <text:list text:style-name="L2">
              <text:list-item>
                <text:p text:style-name="P20"><text:span text:style-name="T2">If you can get 90 percent of the desired effect for 10 percent of the work, use the simpler solution.</text:span></text:p>
              </text:list-item>
            </text:list>
            <text:list text:style-name="L2">
              <text:list-item>
                <text:p text:style-name="P20"><text:span text:style-name="T2">Isolate complexity as much as possible.</text:span></text:p>
              </text:list-item>
            </text:list>
            <text:list text:style-name="L2">
              <text:list-item>
                <text:p text:style-name="P20"><text:span text:style-name="T11">Provide mechanism rather than policy. In particular, place user interface policy in the clients' hands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3 Architekturleitlinie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5"><text:span text:style-name="T12">Provide mechanism rather than policy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3">Mechanismen zur Umsetzung bieten, aber nicht vorschreiben </text:span><text:span text:style-name="T14">wie</text:span><text:span text:style-name="T15"> sie benutzt werden müss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gesetzte Richtlinien einhalten, aber keine Richtlinien setzen</text:span></text:p>
                  </text:list-item>
                </text:list>
              </text:list-item>
            </text:list>
            <text:list text:style-name="L2">
              <text:list-item>
                <text:p text:style-name="P20"><text:span text:style-name="T12">Do not add new functionality unless an implementor cannot complete a real application without i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versuche “komplexe Funktion” durch Kombination “einfacher Funktionen” ausführbar zu mac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das “Lego-Prinzip”: keine “fertigen Lösungen”, sondern Bauste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3 Architekturleitlinie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5"><text:span text:style-name="T12">Do not serve all the world's need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3">klare Funktionsabgrenzu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nur </text:span><text:span text:style-name="T14">eine</text:span><text:span text:style-name="T15"> Aufgabe erfüllen (aber diese gu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5">“</text:span><text:span text:style-name="T15">vertikale” Schnittstel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0. Grafische Bedienoberflächen, X<text:line-break/>0.3 Architekturleitlinie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6">(persönliche Ansicht)</text:span></text:p>
              </text:list-item>
            </text:list>
            <text:list text:style-name="L2">
              <text:list-item>
                <text:p text:style-name="P5"><text:span text:style-name="T16">Aufgabe von X ist </text:span><text:span text:style-name="T17">Echtzeit-Nutzerinterak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Eingabegeräte, Ausgabegeräte. </text:span><text:span text:style-name="T19">Audio gehört dazu</text:span><text:span text:style-name="T18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8">Drucken nicht. Dateiverwaltung nicht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6">Die strikte Trennung von “Mechanismen” und “Richtlinien” hat sich bewähr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6">bei der Weiterentwicklung beibehalt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6">Konsistenz im Erscheinungsbild: Aufgabe anderer Schich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de" style:country-asian="DE" style:font-family-complex="Tahoma, Lucidasans, 'Lucida Sans', 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3-29T13:54:33</meta:creation-date>
    <dc:creator>Helge Bahmann</dc:creator>
    <dc:date>2007-04-03T08:52:16</dc:date>
    <dc:language>en-US</dc:language>
    <meta:editing-cycles>31</meta:editing-cycles>
    <meta:editing-duration>PT12H39M2S</meta:editing-duration>
    <meta:user-defined meta:name="Info 1"/>
    <meta:user-defined meta:name="Info 2"/>
    <meta:user-defined meta:name="Info 3"/>
    <meta:user-defined meta:name="Info 4"/>
    <meta:document-statistic meta:object-count="287"/>
  </office:meta>
</office:document-meta>
</file>